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 style:list-style-name="L10">
      <style:text-properties fo:font-weight="bold" style:font-weight-asian="bold" style:font-weight-complex="bold"/>
    </style:style>
    <style:style style:name="P7" style:family="paragraph" style:parent-style-name="Text_20_body" style:list-style-name="L10"/>
    <style:style style:name="P8" style:family="paragraph" style:parent-style-name="Text_20_body" style:list-style-name="L10">
      <style:paragraph-properties fo:margin-left="0.9846in" fo:margin-right="0in" fo:text-indent="-0.25in" style:auto-text-indent="false"/>
    </style:style>
    <style:style style:name="P9" style:family="paragraph" style:parent-style-name="Text_20_body" style:list-style-name="L10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SI Tags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31. Jänner 2010</text:p>
      <text:p text:style-name="P1"/>
      <text:p text:style-name="P1"><text:line-break/>Version 0.3</text:p>
      <text:p text:style-name="P1"/>
      <text:h text:style-name="P11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DateTime</text:h>
      <text:p text:style-name="Text_20_body"/>
      <text:p text:style-name="Text_20_body">Gibt die aktuelle Uhrzeit aus.</text:p>
      <text:list xml:id="list1961762039" text:style-name="L10">
        <text:list-item>
          <text:p text:style-name="P7"><text:span text:style-name="T1">Tag</text:span></text:p>
        </text:list-item>
        <text:list-item>
          <text:p text:style-name="P8"><text:s/>&lt;!--#DateTime--&gt;</text:p>
        </text:list-item>
        <text:list-item>
          <text:p text:style-name="P6">Parameter</text:p>
        </text:list-item>
        <text:list-item>
          <text:p text:style-name="P9">keine</text:p>
        </text:list-item>
      </text:list>
      <text:h text:style-name="Heading_20_1" text:outline-level="1">NumberInputField</text:h>
      <text:p text:style-name="Text_20_body"/>
      <text:p text:style-name="Text_20_body">Erzeugt ein HTML Text Feld samt + und - Buttons</text:p>
      <text:list xml:id="list1512674950" text:continue-numbering="true" text:style-name="L10">
        <text:list-item>
          <text:p text:style-name="P7"><text:span text:style-name="T1">Tag</text:span></text:p>
        </text:list-item>
        <text:list-item>
          <text:p text:style-name="P8"><text:s/>&lt;!--#NumberInputField id=foo label=bar--&gt;</text:p>
        </text:list-item>
        <text:list-item>
          <text:p text:style-name="P8"><text:s/>&lt;!--#NumberInputField id=foo label=bar max=24 min=0--&gt;</text:p>
        </text:list-item>
        <text:list-item>
          <text:p text:style-name="P6">Parameter</text:p>
        </text:list-item>
        <text:list-item>
          <text:p text:style-name="P9">id: Canbus ID</text:p>
        </text:list-item>
        <text:list-item>
          <text:p text:style-name="P9">label: Name des Labels</text:p>
        </text:list-item>
        <text:list-item>
          <text:p text:style-name="P9">max: Maximalwert <text:span text:style-name="T5">(optional)</text:span></text:p>
        </text:list-item>
        <text:list-item>
          <text:p text:style-name="P9">min: Minimalwert <text:span text:style-name="T5">(optional)</text:span></text:p>
        </text:list-item>
      </text:list>
      <text:h text:style-name="Heading_20_1" text:outline-level="1">SubmitInputField</text:h>
      <text:p text:style-name="Text_20_body"/>
      <text:p text:style-name="Text_20_body">Erzeugt einen HTML Button zum Speichern der Werte</text:p>
      <text:list xml:id="list1969834407" text:continue-numbering="true" text:style-name="L10">
        <text:list-item>
          <text:p text:style-name="P7"><text:span text:style-name="T1">Tag</text:span></text:p>
        </text:list-item>
        <text:list-item>
          <text:p text:style-name="P8"><text:s/>&lt;!--#SubmitInputField label=foo ajax_id=bar--&gt;</text:p>
        </text:list-item>
        <text:list-item>
          <text:p text:style-name="P6">Parameter</text:p>
        </text:list-item>
        <text:list-item>
          <text:p text:style-name="P9">label: Name des Labels</text:p>
        </text:list-item>
        <text:list-item>
          <text:p text:style-name="P9">ajax_id: Id des zu Speichernden Formulars</text:p>
        </text:list-item>
      </text:list>
      <text:h text:style-name="Heading_20_1" text:outline-level="1"/>
      <text:h text:style-name="Heading_20_1" text:outline-level="1"><text:soft-page-break/>SavedParams</text:h>
      <text:p text:style-name="Text_20_body"/>
      <text:p text:style-name="Text_20_body">Gibt die Anzahl der zuletzt gespeicherten Parameter aus.</text:p>
      <text:list xml:id="list1409411607" text:continue-numbering="true" text:style-name="L10">
        <text:list-item>
          <text:p text:style-name="P7"><text:span text:style-name="T1">Tag</text:span></text:p>
        </text:list-item>
        <text:list-item>
          <text:p text:style-name="P8"><text:s/>&lt;!--#SavedParams--&gt;</text:p>
        </text:list-item>
        <text:list-item>
          <text:p text:style-name="P6">Parameter</text:p>
        </text:list-item>
        <text:list-item>
          <text:p text:style-name="P9">keine</text:p>
        </text:list-item>
      </text:list>
      <text:h text:style-name="Heading_20_1" text:outline-level="1">CheckboxInputField</text:h>
      <text:p text:style-name="Text_20_body"/>
      <text:p text:style-name="Text_20_body">Erzeugt eine HTML Checkbox.</text:p>
      <text:list xml:id="list225076647" text:continue-numbering="true" text:style-name="L10">
        <text:list-item>
          <text:p text:style-name="P7"><text:span text:style-name="T1">Tag</text:span></text:p>
        </text:list-item>
        <text:list-item>
          <text:p text:style-name="P8"><text:s/>&lt;!--#CheckboxInputField--&gt;</text:p>
        </text:list-item>
        <text:list-item>
          <text:p text:style-name="P6">Parameter</text:p>
        </text:list-item>
        <text:list-item>
          <text:p text:style-name="P9">id: Canbus ID</text:p>
        </text:list-item>
        <text:list-item>
          <text:p text:style-name="P9">label: Name des Labels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/>
      <style:text-properties fo:color="#000000" fo:font-size="18pt" fo:letter-spacing="0.0035in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SSI Tags<text:tab/></text:p>
      </style:header>
      <style:footer>
        <text:p text:style-name="Footer">Anzinger Martin, Hahn Florian<text:tab/><text:tab/>Seite <text:page-number text:select-page="current">2</text:page-number> von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10-01-31T20:44:11</dc:date>
    <meta:editing-duration>PT02H57M23S</meta:editing-duration>
    <meta:editing-cycles>53</meta:editing-cycles>
    <meta:generator>OpenOffice.org/3.1$Unix OpenOffice.org_project/310m19$Build-9420</meta:generator>
    <meta:document-statistic meta:table-count="0" meta:image-count="0" meta:object-count="0" meta:page-count="3" meta:paragraph-count="45" meta:word-count="161" meta:character-count="949"/>
    <meta:user-defined meta:name="Info 1"/>
    <meta:user-defined meta:name="Info 2"/>
    <meta:user-defined meta:name="Info 3"/>
    <meta:user-defined meta:name="Info 4"/>
  </office:meta>
</office:document-meta>
</file>